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LSY" svg:font-family="BLSY" style:font-family-generic="roman"/>
    <style:font-face style:name="MTMI" svg:font-family="MTMI" style:font-family-generic="roman"/>
    <style:font-face style:name="MTSY" svg:font-family="MTSY" style:font-family-generic="roman"/>
    <style:font-face style:name="RBLMI" svg:font-family="RBLMI" style:font-family-generic="roma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officeooo:paragraph-rsid="0007839e" style:font-size-asian="12pt" style:font-size-complex="12pt"/>
    </style:style>
    <style:style style:name="P3" style:family="paragraph" style:parent-style-name="Standard">
      <style:paragraph-properties fo:text-align="start" style:justify-single-word="false"/>
      <style:text-properties style:font-name="Times New Roman" fo:font-size="12pt" fo:language="ro" fo:country="RO" style:font-size-asian="12pt" style:font-size-complex="12pt"/>
    </style:style>
    <style:style style:name="P4" style:family="paragraph" style:parent-style-name="Standard">
      <style:paragraph-properties fo:text-align="start" style:justify-single-word="false"/>
      <style:text-properties style:font-name="Times New Roman" fo:font-size="12pt" fo:language="ro" fo:country="RO" officeooo:paragraph-rsid="00079d56" style:font-size-asian="12pt" style:font-size-complex="12pt"/>
    </style:style>
    <style:style style:name="P5" style:family="paragraph" style:parent-style-name="Standard">
      <style:paragraph-properties fo:text-align="start" style:justify-single-word="false"/>
      <style:text-properties style:font-name="Times New Roman" fo:font-size="12pt" fo:language="ro" fo:country="RO" fo:font-weight="normal" officeooo:rsid="0007839e" officeooo:paragraph-rsid="0007839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3pt" officeooo:rsid="000f7c0b" officeooo:paragraph-rsid="000cbcaf" style:font-size-asian="13pt" style:font-size-complex="13pt"/>
    </style:style>
    <style:style style:name="P7" style:family="paragraph" style:parent-style-name="Standard">
      <style:paragraph-properties fo:text-align="start" style:justify-single-word="false"/>
      <style:text-properties style:font-name="Times New Roman" fo:font-size="13pt" officeooo:rsid="000f7c0b" officeooo:paragraph-rsid="000f7c0b" style:font-size-asian="13pt" style:font-size-complex="13pt"/>
    </style:style>
    <style:style style:name="P8" style:family="paragraph" style:parent-style-name="Standard">
      <style:paragraph-properties fo:text-align="start" style:justify-single-word="false"/>
      <style:text-properties style:font-name="Times New Roman" fo:font-size="13pt" officeooo:rsid="001263ab" officeooo:paragraph-rsid="000f7c0b" style:font-size-asian="13pt" style:font-size-complex="13pt"/>
    </style:style>
    <style:style style:name="P9" style:family="paragraph" style:parent-style-name="Standard">
      <style:paragraph-properties fo:text-align="start" style:justify-single-word="false"/>
      <style:text-properties style:font-name="Times New Roman" fo:font-size="13pt" officeooo:rsid="00149b2c" officeooo:paragraph-rsid="00149b2c" style:font-size-asian="13pt" style:font-size-complex="13pt"/>
    </style:style>
    <style:style style:name="P10" style:family="paragraph" style:parent-style-name="Standard">
      <style:paragraph-properties fo:text-align="center" style:justify-single-word="false"/>
      <style:text-properties fo:font-size="26pt" fo:language="ro" fo:country="RO" fo:font-weight="bold" officeooo:rsid="0007839e" officeooo:paragraph-rsid="0007839e"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12pt" fo:language="ro" fo:country="RO" fo:font-weight="bold" officeooo:rsid="0007839e" officeooo:paragraph-rsid="0007839e"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officeooo:paragraph-rsid="000e21e7" style:font-size-asian="12pt" style:font-size-complex="12pt"/>
    </style:style>
    <style:style style:name="P14" style:family="paragraph" style:parent-style-name="Standard">
      <style:paragraph-properties fo:text-align="start" style:justify-single-word="false"/>
      <style:text-properties fo:font-size="12pt" officeooo:paragraph-rsid="00167dbe" style:font-size-asian="12pt" style:font-size-complex="12pt"/>
    </style:style>
    <style:style style:name="P15" style:family="paragraph" style:parent-style-name="Standard">
      <style:paragraph-properties fo:text-align="start" style:justify-single-word="false"/>
      <style:text-properties fo:font-size="12pt" officeooo:paragraph-rsid="001b74b5" style:font-size-asian="12pt" style:font-size-complex="12pt"/>
    </style:style>
    <style:style style:name="P16" style:family="paragraph" style:parent-style-name="Standard">
      <style:paragraph-properties fo:text-align="start" style:justify-single-word="false"/>
      <style:text-properties fo:font-size="12pt" officeooo:paragraph-rsid="001cf73c" style:font-size-asian="12pt" style:font-size-complex="12pt"/>
    </style:style>
    <style:style style:name="P17" style:family="paragraph" style:parent-style-name="Standard">
      <style:paragraph-properties fo:text-align="start" style:justify-single-word="false"/>
      <style:text-properties fo:font-size="12pt" officeooo:paragraph-rsid="001e9902" style:font-size-asian="12pt" style:font-size-complex="12pt"/>
    </style:style>
    <style:style style:name="P18" style:family="paragraph" style:parent-style-name="Standard">
      <style:text-properties fo:language="ro" fo:country="RO"/>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3pt" style:font-size-asian="13pt" style:font-size-complex="13pt"/>
    </style:style>
    <style:style style:name="P21" style:family="paragraph" style:parent-style-name="Standard">
      <style:paragraph-properties fo:text-align="start" style:justify-single-word="false"/>
      <style:text-properties fo:font-size="13pt" officeooo:paragraph-rsid="000e21e7" style:font-size-asian="13pt" style:font-size-complex="13pt"/>
    </style:style>
    <style:style style:name="P22" style:family="paragraph" style:parent-style-name="Standard">
      <style:paragraph-properties fo:text-align="start" style:justify-single-word="false"/>
      <style:text-properties fo:font-size="13pt" officeooo:paragraph-rsid="000cbcaf" style:font-size-asian="13pt" style:font-size-complex="13pt"/>
    </style:style>
    <style:style style:name="P23" style:family="paragraph" style:parent-style-name="Standard">
      <style:paragraph-properties fo:text-align="start" style:justify-single-word="false"/>
      <style:text-properties fo:font-size="13pt" officeooo:paragraph-rsid="00149b2c" style:font-size-asian="13pt" style:font-size-complex="13pt"/>
    </style:style>
    <style:style style:name="P24" style:family="paragraph" style:parent-style-name="Standard">
      <style:paragraph-properties fo:text-align="start" style:justify-single-word="false"/>
      <style:text-properties fo:font-size="13pt" officeooo:paragraph-rsid="0021ae80" style:font-size-asian="13pt" style:font-size-complex="13pt"/>
    </style:style>
    <style:style style:name="P25" style:family="paragraph" style:parent-style-name="Standard">
      <style:paragraph-properties fo:text-align="start" style:justify-single-word="false"/>
      <style:text-properties style:font-name="Times-Roman" fo:font-size="10pt" style:font-size-asian="10pt"/>
    </style:style>
    <style:style style:name="P26" style:family="paragraph" style:parent-style-name="Standard">
      <style:paragraph-properties fo:text-align="start" style:justify-single-word="false"/>
      <style:text-properties style:font-name="Times-Roman" fo:font-size="12pt" fo:font-weight="bold" officeooo:rsid="00167dbe" officeooo:paragraph-rsid="00167dbe"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Times-Roman" fo:font-size="12pt" officeooo:rsid="00167dbe" officeooo:paragraph-rsid="00167dbe" style:font-size-asian="12pt" style:font-size-complex="12pt"/>
    </style:style>
    <style:style style:name="P28" style:family="paragraph" style:parent-style-name="Standard">
      <style:paragraph-properties fo:text-align="start" style:justify-single-word="false"/>
      <style:text-properties style:font-name="Times-Roman" fo:font-size="12pt" style:font-size-asian="12pt" style:font-size-complex="12pt"/>
    </style:style>
    <style:style style:name="P29" style:family="paragraph" style:parent-style-name="Standard">
      <style:paragraph-properties fo:text-align="start" style:justify-single-word="false"/>
      <style:text-properties style:font-name="Times-Roman" fo:font-size="12pt" fo:font-style="italic" officeooo:rsid="00167dbe" officeooo:paragraph-rsid="00167dbe" style:font-size-asian="12pt" style:font-style-asian="italic" style:font-size-complex="12pt"/>
    </style:style>
    <style:style style:name="P30" style:family="paragraph" style:parent-style-name="Frame_20_contents">
      <style:paragraph-properties fo:text-align="start" style:justify-single-word="false"/>
      <style:text-properties fo:font-size="13pt" fo:language="ro" fo:country="RO" officeooo:paragraph-rsid="0007839e" style:font-size-asian="13pt" style:font-size-complex="13pt"/>
    </style:style>
    <style:style style:name="P31" style:family="paragraph" style:parent-style-name="Frame_20_contents">
      <style:paragraph-properties fo:text-align="start" style:justify-single-word="false"/>
      <style:text-properties fo:font-size="13pt" fo:language="ro" fo:country="RO" officeooo:paragraph-rsid="00079d56" style:font-size-asian="13pt" style:font-size-complex="13pt"/>
    </style:style>
    <style:style style:name="P32" style:family="paragraph" style:parent-style-name="Frame_20_contents">
      <style:paragraph-properties fo:text-align="start" style:justify-single-word="false"/>
      <style:text-properties fo:font-size="13pt" fo:language="ro" fo:country="RO" officeooo:paragraph-rsid="0008e0f2" style:font-size-asian="13pt" style:font-size-complex="13pt"/>
    </style:style>
    <style:style style:name="P33" style:family="paragraph" style:parent-style-name="Frame_20_contents">
      <style:paragraph-properties fo:text-align="center" style:justify-single-word="false"/>
      <style:text-properties fo:font-size="13pt" fo:language="ro" fo:country="RO" officeooo:rsid="0007839e" officeooo:paragraph-rsid="0007839e" style:font-size-asian="13pt" style:font-size-complex="13pt"/>
    </style:style>
    <style:style style:name="P34" style:family="paragraph" style:parent-style-name="Frame_20_contents">
      <style:paragraph-properties fo:text-align="start" style:justify-single-word="false"/>
      <style:text-properties fo:font-size="13pt" fo:language="ro" fo:country="RO" officeooo:rsid="0008e0f2" officeooo:paragraph-rsid="00079d56" style:font-size-asian="13pt" style:font-size-complex="13pt"/>
    </style:style>
    <style:style style:name="P35" style:family="paragraph" style:parent-style-name="Frame_20_contents">
      <style:paragraph-properties fo:text-align="center" style:justify-single-word="false"/>
      <style:text-properties fo:font-size="13pt" officeooo:rsid="000cbcaf" officeooo:paragraph-rsid="000cbcaf" style:font-size-asian="13pt" style:font-size-complex="13pt"/>
    </style:style>
    <style:style style:name="P36" style:family="paragraph" style:parent-style-name="Frame_20_contents">
      <style:paragraph-properties fo:text-align="start" style:justify-single-word="false"/>
      <style:text-properties fo:font-size="13pt" officeooo:rsid="000cbcaf" officeooo:paragraph-rsid="000cbcaf" style:font-size-asian="13pt" style:font-size-complex="13pt"/>
    </style:style>
    <style:style style:name="P37" style:family="paragraph" style:parent-style-name="Frame_20_contents">
      <style:paragraph-properties fo:text-align="start" style:justify-single-word="false"/>
      <style:text-properties fo:font-size="13pt" officeooo:paragraph-rsid="000cbcaf" style:font-size-asian="13pt" style:font-size-complex="13pt"/>
    </style:style>
    <style:style style:name="P38" style:family="paragraph" style:parent-style-name="Frame_20_contents">
      <style:paragraph-properties fo:text-align="start" style:justify-single-word="false"/>
      <style:text-properties fo:font-size="13pt" officeooo:paragraph-rsid="0021ae80" style:font-size-asian="13pt" style:font-size-complex="13pt"/>
    </style:style>
    <style:style style:name="P39" style:family="paragraph" style:parent-style-name="Frame_20_contents">
      <style:paragraph-properties fo:text-align="start" style:justify-single-word="false"/>
      <style:text-properties style:font-name="Times New Roman" fo:font-size="13pt" officeooo:rsid="000e21e7" officeooo:paragraph-rsid="000cbcaf" style:font-size-asian="13pt" style:font-size-complex="13pt"/>
    </style:style>
    <style:style style:name="P40" style:family="paragraph" style:parent-style-name="Frame_20_contents">
      <style:text-properties fo:font-size="12pt" officeooo:rsid="0014a764" style:font-size-asian="12pt" style:font-size-complex="12pt"/>
    </style:style>
    <style:style style:name="P41" style:family="paragraph" style:parent-style-name="Frame_20_contents">
      <style:text-properties fo:font-size="12pt" officeooo:rsid="0014a764" officeooo:paragraph-rsid="0014a764" style:font-size-asian="12pt" style:font-size-complex="12pt"/>
    </style:style>
    <style:style style:name="P42" style:family="paragraph" style:parent-style-name="Frame_20_contents">
      <style:paragraph-properties fo:text-align="center" style:justify-single-word="false"/>
      <style:text-properties fo:font-size="12pt" officeooo:rsid="0014a764" officeooo:paragraph-rsid="0014a764" style:font-size-asian="12pt" style:font-size-complex="12pt"/>
    </style:style>
    <style:style style:name="P43" style:family="paragraph" style:parent-style-name="Frame_20_contents">
      <style:paragraph-properties fo:text-align="start" style:justify-single-word="false"/>
      <style:text-properties fo:font-size="12pt" officeooo:rsid="0014a764" officeooo:paragraph-rsid="0014a764" style:font-size-asian="12pt" style:font-size-complex="12pt"/>
    </style:style>
    <style:style style:name="P44" style:family="paragraph" style:parent-style-name="Frame_20_contents">
      <style:paragraph-properties fo:text-align="start" style:justify-single-word="false"/>
      <style:text-properties fo:font-size="12pt" officeooo:rsid="00167dbe" officeooo:paragraph-rsid="00167dbe" style:font-size-asian="12pt" style:font-size-complex="12pt"/>
    </style:style>
    <style:style style:name="P45" style:family="paragraph" style:parent-style-name="Frame_20_contents">
      <style:paragraph-properties fo:text-align="start" style:justify-single-word="false"/>
      <style:text-properties fo:font-size="12pt" officeooo:paragraph-rsid="00223555" style:font-size-asian="12pt" style:font-size-complex="12pt"/>
    </style:style>
    <style:style style:name="P46" style:family="paragraph" style:parent-style-name="Frame_20_contents">
      <style:paragraph-properties fo:text-align="start" style:justify-single-word="false"/>
      <style:text-properties officeooo:paragraph-rsid="00223555"/>
    </style:style>
    <style:style style:name="P47" style:family="paragraph" style:parent-style-name="Standard">
      <style:paragraph-properties fo:text-align="center" style:justify-single-word="false" fo:break-before="page"/>
      <style:text-properties fo:font-size="12pt" fo:language="ro" fo:country="RO" fo:font-weight="bold" officeooo:rsid="0007839e" officeooo:paragraph-rsid="0007839e" style:font-size-asian="10.5pt" style:font-weight-asian="bold" style:font-size-complex="12pt" style:font-weight-complex="bold"/>
    </style:style>
    <style:style style:name="P48" style:family="paragraph" style:parent-style-name="Standard">
      <style:paragraph-properties fo:break-before="page"/>
      <style:text-properties fo:language="ro" fo:country="RO"/>
    </style:style>
    <style:style style:name="P49" style:family="paragraph" style:parent-style-name="Standard" style:master-page-name="Standard">
      <style:paragraph-properties fo:text-align="center" style:justify-single-word="false" style:page-number="auto"/>
      <style:text-properties fo:font-size="20pt" fo:language="ro" fo:country="RO" fo:font-weight="bold" officeooo:paragraph-rsid="0007839e" style:font-size-asian="20pt" style:font-weight-asian="bold" style:font-size-complex="20pt" style:font-weight-complex="bold"/>
    </style:style>
    <style:style style:name="P50" style:family="paragraph" style:parent-style-name="Standard" style:master-page-name="Standard">
      <style:paragraph-properties fo:text-align="start" style:justify-single-word="false" style:page-number="auto"/>
      <style:text-properties fo:font-size="12pt" officeooo:paragraph-rsid="001883ab" style:font-size-asian="12pt" style:font-size-complex="12pt"/>
    </style:style>
    <style:style style:name="P51" style:family="paragraph" style:parent-style-name="Standard">
      <style:paragraph-properties fo:text-align="center" style:justify-single-word="false"/>
      <style:text-properties fo:font-size="18pt" fo:language="ro" fo:country="RO" fo:font-weight="normal" officeooo:rsid="001a24c6" officeooo:paragraph-rsid="001a24c6" style:font-size-asian="15.75pt" style:font-weight-asian="normal" style:font-size-complex="18pt" style:font-weight-complex="normal"/>
    </style:style>
    <style:style style:name="P52" style:family="paragraph" style:parent-style-name="Standard">
      <style:paragraph-properties fo:text-align="start" style:justify-single-word="false"/>
      <style:text-properties style:font-name="Times-Roman" fo:font-size="12pt" fo:font-weight="normal" officeooo:rsid="0016a10a" officeooo:paragraph-rsid="0016a10a"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style:font-name="Times-Roman" fo:font-size="12pt" officeooo:rsid="001e9902" officeooo:paragraph-rsid="001e9902" style:font-size-asian="12pt" style:font-size-complex="12pt"/>
    </style:style>
    <style:style style:name="P54" style:family="paragraph" style:parent-style-name="Standard">
      <style:paragraph-properties fo:text-align="start" style:justify-single-word="false"/>
      <style:text-properties style:font-name="Times-Roman" fo:font-size="12pt" officeooo:rsid="001e9902" officeooo:paragraph-rsid="001e9902" style:font-size-asian="12pt" style:font-size-complex="12pt"/>
    </style:style>
    <style:style style:name="P55" style:family="paragraph" style:parent-style-name="Standard">
      <style:paragraph-properties fo:text-align="start" style:justify-single-word="false"/>
      <style:text-properties style:font-name="Times-Roman" fo:font-size="12pt" style:font-size-asian="12pt" style:font-size-complex="12pt"/>
    </style:style>
    <style:style style:name="P56" style:family="paragraph" style:parent-style-name="Standard">
      <style:paragraph-properties fo:text-align="start" style:justify-single-word="false"/>
      <style:text-properties style:font-name="Times-Roman" fo:font-size="12pt" fo:font-style="italic" style:font-size-asian="12pt" style:font-style-asian="italic" style:font-size-complex="12pt"/>
    </style:style>
    <style:style style:name="P57" style:family="paragraph" style:parent-style-name="Standard">
      <style:paragraph-properties fo:text-align="start" style:justify-single-word="false"/>
      <style:text-properties style:font-name="Times-Roman" fo:font-size="13pt" style:font-size-asian="13pt" style:font-size-complex="13pt"/>
    </style:style>
    <style:style style:name="P58" style:family="paragraph" style:parent-style-name="Standard">
      <style:paragraph-properties fo:text-align="start" style:justify-single-word="false"/>
      <style:text-properties style:font-name="Times-Roman" fo:font-size="13pt" officeooo:rsid="0021ae80" officeooo:paragraph-rsid="0021ae80" style:font-size-asian="13pt" style:font-size-complex="13pt"/>
    </style:style>
    <style:style style:name="P59" style:family="paragraph" style:parent-style-name="Standard">
      <style:paragraph-properties fo:text-align="start" style:justify-single-word="false"/>
      <style:text-properties style:font-name="Times-Roman" fo:font-size="11pt" officeooo:rsid="001cf73c" officeooo:paragraph-rsid="001cf73c" style:font-size-asian="11pt" style:font-size-complex="11pt"/>
    </style:style>
    <style:style style:name="P60" style:family="paragraph" style:parent-style-name="Standard">
      <style:paragraph-properties fo:text-align="center" style:justify-single-word="false"/>
      <style:text-properties fo:font-size="12pt" fo:language="ro" fo:country="RO" fo:font-weight="bold" officeooo:rsid="001b74b5" officeooo:paragraph-rsid="001b74b5" style:font-size-asian="10.5pt" style:font-weight-asian="bold" style:font-size-complex="12pt" style:font-weight-complex="bold"/>
    </style:style>
    <style:style style:name="P61" style:family="paragraph" style:parent-style-name="Standard">
      <style:paragraph-properties fo:text-align="center" style:justify-single-word="false"/>
      <style:text-properties fo:font-size="12pt" fo:language="ro" fo:country="RO" fo:font-weight="bold" officeooo:rsid="001b74b5" officeooo:paragraph-rsid="001b74b5"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Times-Italic" fo:font-size="12pt" fo:font-style="italic" style:font-size-asian="12pt" style:font-style-asian="italic" style:font-size-complex="12pt"/>
    </style:style>
    <style:style style:name="P63" style:family="paragraph" style:parent-style-name="Standard">
      <style:text-properties fo:language="ro" fo:country="RO" officeooo:paragraph-rsid="0025bebf"/>
    </style:style>
    <style:style style:name="P64" style:family="paragraph" style:parent-style-name="Standard">
      <style:paragraph-properties fo:break-before="page"/>
      <style:text-properties fo:language="ro" fo:country="RO"/>
    </style:style>
    <style:style style:name="P65" style:family="paragraph" style:parent-style-name="Standard">
      <style:paragraph-properties fo:break-before="page"/>
      <style:text-properties fo:language="ro" fo:country="RO" officeooo:paragraph-rsid="0025bebf"/>
    </style:style>
    <style:style style:name="P66" style:family="paragraph" style:parent-style-name="Frame_20_contents" style:master-page-name="Standard">
      <style:paragraph-properties style:page-number="auto"/>
      <style:text-properties fo:font-size="13pt" style:font-size-asian="13pt" style:font-size-complex="13pt"/>
    </style:style>
    <style:style style:name="P67" style:family="paragraph" style:parent-style-name="Frame_20_contents" style:master-page-name="Standard">
      <style:paragraph-properties style:page-number="auto"/>
      <style:text-properties fo:font-size="12pt" style:font-size-asian="12pt" style:font-size-complex="12pt"/>
    </style:style>
    <style:style style:name="P68" style:family="paragraph" style:parent-style-name="Frame_20_contents">
      <style:paragraph-properties fo:text-align="center" style:justify-single-word="false"/>
      <style:text-properties fo:font-size="13pt" officeooo:rsid="0021ae80" officeooo:paragraph-rsid="0021ae80" style:font-size-asian="13pt" style:font-size-complex="13pt"/>
    </style:style>
    <style:style style:name="P69" style:family="paragraph" style:parent-style-name="Frame_20_contents">
      <style:paragraph-properties fo:text-align="start" style:justify-single-word="false"/>
      <style:text-properties fo:font-size="13pt" officeooo:rsid="0021ae80" officeooo:paragraph-rsid="0021ae80" style:font-size-asian="13pt" style:font-size-complex="13pt"/>
    </style:style>
    <style:style style:name="P70" style:family="paragraph" style:parent-style-name="Frame_20_contents">
      <style:paragraph-properties fo:text-align="start" style:justify-single-word="false"/>
      <style:text-properties fo:font-size="12pt" officeooo:rsid="00223555" officeooo:paragraph-rsid="00223555" style:font-size-asian="12pt" style:font-size-complex="12pt"/>
    </style:style>
    <style:style style:name="P71" style:family="paragraph" style:parent-style-name="Frame_20_contents">
      <style:paragraph-properties fo:text-align="start" style:justify-single-word="false"/>
      <style:text-properties fo:font-size="12pt" officeooo:rsid="0023ee12" officeooo:paragraph-rsid="00223555" style:font-size-asian="12pt" style:font-size-complex="12pt"/>
    </style:style>
    <style:style style:name="T1" style:family="text">
      <style:text-properties officeooo:rsid="0007839e"/>
    </style:style>
    <style:style style:name="T2" style:family="text">
      <style:text-properties officeooo:rsid="00079d56"/>
    </style:style>
    <style:style style:name="T3" style:family="text">
      <style:text-properties style:font-name="Times-Roman"/>
    </style:style>
    <style:style style:name="T4" style:family="text">
      <style:text-properties style:font-name="Times-Roman" fo:font-size="12pt" style:font-size-asian="12pt" style:font-size-complex="12pt"/>
    </style:style>
    <style:style style:name="T5" style:family="text">
      <style:text-properties style:font-name="Times-Roman" officeooo:rsid="000e21e7"/>
    </style:style>
    <style:style style:name="T6" style:family="text">
      <style:text-properties style:font-name="Times-Roman" officeooo:rsid="000f7c0b"/>
    </style:style>
    <style:style style:name="T7" style:family="text">
      <style:text-properties style:font-name="Times-Roman" fo:font-size="10pt" style:font-size-asian="10pt"/>
    </style:style>
    <style:style style:name="T8" style:family="text">
      <style:text-properties style:font-name="Times-Roman" officeooo:rsid="00167dbe"/>
    </style:style>
    <style:style style:name="T9" style:family="text">
      <style:text-properties style:font-name="Times-Roman" fo:font-weight="bold" officeooo:rsid="00167dbe" style:font-weight-asian="bold" style:font-weight-complex="bold"/>
    </style:style>
    <style:style style:name="T10" style:family="text">
      <style:text-properties style:font-name="Times-Roman" fo:font-weight="normal" officeooo:rsid="0016a10a" style:font-weight-asian="normal" style:font-weight-complex="normal"/>
    </style:style>
    <style:style style:name="T11" style:family="text">
      <style:text-properties style:font-name="Times-Roman" officeooo:rsid="001e9902"/>
    </style:style>
    <style:style style:name="T12" style:family="text">
      <style:text-properties style:font-name="Times-Roman" officeooo:rsid="0020beb3"/>
    </style:style>
    <style:style style:name="T13" style:family="text">
      <style:text-properties style:font-name="Times-Roman" officeooo:rsid="001b74b5"/>
    </style:style>
    <style:style style:name="T14" style:family="text">
      <style:text-properties style:font-name="Times-Roman" fo:font-style="italic" style:font-style-asian="italic"/>
    </style:style>
    <style:style style:name="T15" style:family="text">
      <style:text-properties style:font-name="Times-Roman" fo:font-style="italic" officeooo:rsid="0020beb3" style:font-style-asian="italic"/>
    </style:style>
    <style:style style:name="T16" style:family="text">
      <style:text-properties style:font-name="Times-Roman" officeooo:rsid="001cf73c"/>
    </style:style>
    <style:style style:name="T17" style:family="text">
      <style:text-properties style:font-name="Times-Roman" officeooo:rsid="0021ae80"/>
    </style:style>
    <style:style style:name="T18" style:family="text">
      <style:text-properties style:font-name="Times-Roman" officeooo:rsid="00223555"/>
    </style:style>
    <style:style style:name="T19" style:family="text">
      <style:text-properties style:font-name="Times-Italic" fo:font-style="italic" style:font-style-asian="italic"/>
    </style:style>
    <style:style style:name="T20" style:family="text">
      <style:text-properties style:font-name="Times-Italic" fo:font-style="italic" officeooo:rsid="000f7c0b" style:font-style-asian="italic"/>
    </style:style>
    <style:style style:name="T21" style:family="text">
      <style:text-properties style:font-name="Times-Italic" fo:font-size="12pt" fo:font-style="italic" style:font-size-asian="12pt" style:font-style-asian="italic" style:font-size-complex="12pt"/>
    </style:style>
    <style:style style:name="T22" style:family="text">
      <style:text-properties style:font-name="Times-Italic" fo:font-size="10pt" fo:font-style="italic" style:font-size-asian="10pt" style:font-style-asian="italic"/>
    </style:style>
    <style:style style:name="T23" style:family="text">
      <style:text-properties style:font-name="Times-Italic" fo:font-size="10pt" fo:font-style="italic" officeooo:rsid="00149b2c" style:font-size-asian="10pt" style:font-style-asian="italic"/>
    </style:style>
    <style:style style:name="T24" style:family="text">
      <style:text-properties fo:font-style="italic" style:font-style-asian="italic"/>
    </style:style>
    <style:style style:name="T25" style:family="text">
      <style:text-properties fo:font-weight="normal" style:font-weight-asian="normal" style:font-weight-complex="normal"/>
    </style:style>
    <style:style style:name="T26" style:family="text">
      <style:text-properties fo:font-weight="normal" officeooo:rsid="0007839e" style:font-weight-asian="normal" style:font-weight-complex="normal"/>
    </style:style>
    <style:style style:name="T27" style:family="text">
      <style:text-properties officeooo:rsid="0008e0f2"/>
    </style:style>
    <style:style style:name="T28" style:family="text">
      <style:text-properties officeooo:rsid="000a5691"/>
    </style:style>
    <style:style style:name="T29" style:family="text">
      <style:text-properties officeooo:rsid="000b8ea5"/>
    </style:style>
    <style:style style:name="T30" style:family="text">
      <style:text-properties officeooo:rsid="000cbcaf"/>
    </style:style>
    <style:style style:name="T31" style:family="text">
      <style:text-properties style:font-name="MTMI" fo:font-style="italic" style:font-style-asian="italic"/>
    </style:style>
    <style:style style:name="T32" style:family="text">
      <style:text-properties style:font-name="MTMI" fo:font-style="italic" officeooo:rsid="000cbcaf" style:font-style-asian="italic"/>
    </style:style>
    <style:style style:name="T33" style:family="text">
      <style:text-properties style:font-name="MTMI" fo:font-style="italic" officeooo:rsid="000e21e7" style:font-style-asian="italic"/>
    </style:style>
    <style:style style:name="T34" style:family="text">
      <style:text-properties style:font-name="MTMI" fo:font-size="12pt" fo:font-style="italic" style:font-size-asian="12pt" style:font-style-asian="italic" style:font-size-complex="12pt"/>
    </style:style>
    <style:style style:name="T35" style:family="text">
      <style:text-properties style:font-name="MTMI" fo:font-size="12pt" fo:font-style="italic" officeooo:rsid="00223555" style:font-size-asian="12pt" style:font-style-asian="italic" style:font-size-complex="12pt"/>
    </style:style>
    <style:style style:name="T36" style:family="text">
      <style:text-properties style:font-name="MTSY"/>
    </style:style>
    <style:style style:name="T37" style:family="text">
      <style:text-properties style:font-name="MTSY" officeooo:rsid="000cbcaf"/>
    </style:style>
    <style:style style:name="T38" style:family="text">
      <style:text-properties style:font-name="MTSY" fo:font-style="normal" officeooo:rsid="000e21e7" style:font-style-asian="normal" style:font-style-complex="normal"/>
    </style:style>
    <style:style style:name="T39" style:family="text">
      <style:text-properties style:font-name="MTSY" officeooo:rsid="000e21e7"/>
    </style:style>
    <style:style style:name="T40" style:family="text">
      <style:text-properties style:font-name="MTSY" fo:font-size="12pt" style:font-size-asian="12pt" style:font-size-complex="12pt"/>
    </style:style>
    <style:style style:name="T41" style:family="text">
      <style:text-properties style:font-name="Times New Roman"/>
    </style:style>
    <style:style style:name="T42" style:family="text">
      <style:text-properties style:font-name="Times New Roman" fo:font-style="normal" officeooo:rsid="000e21e7" style:font-style-asian="normal" style:font-style-complex="normal"/>
    </style:style>
    <style:style style:name="T43" style:family="text">
      <style:text-properties style:font-name="Times New Roman" fo:font-style="normal" fo:font-weight="normal" officeooo:rsid="000f7c0b" style:font-style-asian="normal" style:font-weight-asian="normal" style:font-style-complex="normal" style:font-weight-complex="normal"/>
    </style:style>
    <style:style style:name="T44" style:family="text">
      <style:text-properties style:font-name="Times New Roman" officeooo:rsid="000e21e7"/>
    </style:style>
    <style:style style:name="T45" style:family="text">
      <style:text-properties style:font-name="Times New Roman" fo:font-style="italic" style:font-style-asian="italic"/>
    </style:style>
    <style:style style:name="T46" style:family="text">
      <style:text-properties style:font-name="Times New Roman" fo:font-style="italic" officeooo:rsid="000f7c0b" style:font-style-asian="italic"/>
    </style:style>
    <style:style style:name="T47" style:family="text">
      <style:text-properties style:font-name="Times New Roman" officeooo:rsid="000f7c0b"/>
    </style:style>
    <style:style style:name="T48" style:family="text">
      <style:text-properties style:font-name="Times New Roman" officeooo:rsid="001b74b5"/>
    </style:style>
    <style:style style:name="T49" style:family="text">
      <style:text-properties style:font-name="BLSY"/>
    </style:style>
    <style:style style:name="T50" style:family="text">
      <style:text-properties style:font-name="BLSY" fo:font-size="12pt" style:font-size-asian="12pt" style:font-size-complex="12pt"/>
    </style:style>
    <style:style style:name="T51" style:family="text">
      <style:text-properties style:font-name="BLSY" fo:font-size="10pt" style:font-size-asian="10pt"/>
    </style:style>
    <style:style style:name="T52" style:family="text">
      <style:text-properties style:font-name="RBLMI" fo:font-style="italic" style:font-style-asian="italic"/>
    </style:style>
    <style:style style:name="T53" style:family="text">
      <style:text-properties style:font-name="RBLMI" fo:font-size="12pt" fo:font-style="italic" style:font-size-asian="12pt" style:font-style-asian="italic" style:font-size-complex="12pt"/>
    </style:style>
    <style:style style:name="T54" style:family="text">
      <style:text-properties style:font-name="RBLMI" fo:font-size="10pt" fo:font-style="italic" style:font-size-asian="10pt" style:font-style-asian="italic"/>
    </style:style>
    <style:style style:name="T55" style:family="text">
      <style:text-properties officeooo:rsid="00104d7c"/>
    </style:style>
    <style:style style:name="T56" style:family="text">
      <style:text-properties officeooo:rsid="0011e09a"/>
    </style:style>
    <style:style style:name="T57" style:family="text">
      <style:text-properties officeooo:rsid="001263ab"/>
    </style:style>
    <style:style style:name="T58" style:family="text">
      <style:text-properties officeooo:rsid="00149b2c"/>
    </style:style>
    <style:style style:name="T59" style:family="text">
      <style:text-properties officeooo:rsid="0014a764"/>
    </style:style>
    <style:style style:name="T60" style:family="text">
      <style:text-properties style:font-name="Times-Bold" fo:font-weight="bold" style:font-weight-asian="bold"/>
    </style:style>
    <style:style style:name="T61" style:family="text">
      <style:text-properties style:font-name="Times-Bold" fo:font-weight="bold" officeooo:rsid="001883ab" style:font-weight-asian="bold"/>
    </style:style>
    <style:style style:name="T62" style:family="text">
      <style:text-properties style:font-name="Times-Bold" fo:language="ro" fo:country="RO" fo:font-weight="bold" officeooo:rsid="0007839e" style:font-weight-asian="bold"/>
    </style:style>
    <style:style style:name="T63" style:family="text">
      <style:text-properties style:font-name="Times-Bold" fo:language="ro" fo:country="RO" fo:font-weight="bold" officeooo:rsid="001883ab" style:font-weight-asian="bold"/>
    </style:style>
    <style:style style:name="T64" style:family="text">
      <style:text-properties style:font-name="Times-BoldItalic" fo:font-style="italic" fo:font-weight="bold" style:font-style-asian="italic" style:font-weight-asian="bold"/>
    </style:style>
    <style:style style:name="T65" style:family="text">
      <style:text-properties style:font-name="Times-BoldItalic" fo:font-style="italic" fo:font-weight="bold" officeooo:rsid="00167dbe" style:font-style-asian="italic" style:font-weight-asian="bold"/>
    </style:style>
    <style:style style:name="T66" style:family="text">
      <style:text-properties style:font-name="Times-BoldItalic" fo:font-style="italic" fo:font-weight="bold" officeooo:rsid="0016a10a" style:font-style-asian="italic" style:font-weight-asian="bold"/>
    </style:style>
    <style:style style:name="T67" style:family="text">
      <style:text-properties style:font-name="Times-BoldItalic" fo:font-style="italic" fo:font-weight="bold" officeooo:rsid="001883ab" style:font-style-asian="italic" style:font-weight-asian="bold"/>
    </style:style>
    <style:style style:name="T68" style:family="text">
      <style:text-properties style:font-name="Times-BoldItalic" fo:language="ro" fo:country="RO" fo:font-style="italic" fo:font-weight="bold" officeooo:rsid="0007839e" style:font-style-asian="italic" style:font-weight-asian="bold"/>
    </style:style>
    <style:style style:name="T69" style:family="text">
      <style:text-properties officeooo:rsid="00183570"/>
    </style:style>
    <style:style style:name="T70" style:family="text">
      <style:text-properties fo:font-size="12pt" officeooo:rsid="00223555" style:font-size-asian="12pt" style:font-size-complex="12pt"/>
    </style:style>
    <style:style style:name="T71" style:family="text">
      <style:text-properties fo:language="ro" fo:country="RO"/>
    </style:style>
    <style:style style:name="T72" style:family="text">
      <style:text-properties fo:language="ro" fo:country="RO" fo:font-weight="normal" style:font-weight-asian="normal" style:font-weight-complex="normal"/>
    </style:style>
    <style:style style:name="T73" style:family="text">
      <style:text-properties fo:language="ro" fo:country="RO" fo:font-weight="normal" officeooo:rsid="0007839e" style:font-weight-asian="normal" style:font-weight-complex="normal"/>
    </style:style>
    <style:style style:name="T74" style:family="text">
      <style:text-properties officeooo:rsid="001dcb7f"/>
    </style:style>
    <style:style style:name="T75" style:family="text">
      <style:text-properties officeooo:rsid="0021ae80"/>
    </style:style>
    <style:style style:name="T76" style:family="text">
      <style:text-properties fo:font-size="13pt" officeooo:rsid="00223555" style:font-size-asian="13pt" style:font-size-complex="13pt"/>
    </style:style>
    <style:style style:name="T77" style:family="text">
      <style:text-properties officeooo:rsid="00223555"/>
    </style:style>
    <style:style style:name="T78" style:family="text">
      <style:text-properties officeooo:rsid="0023ee12"/>
    </style:style>
    <style:style style:name="T79" style:family="text">
      <style:text-properties officeooo:rsid="0025b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Evoluție diferențiată cu </text:span><text:span text:style-name="T2">strategia de</text:span><text:span text:style-name="T1"> generare vector</text:span><text:span text:style-name="T2">ilor</text:span><text:span text:style-name="T1"> de cercetare și a parametilor de control distr</text:span><text:span text:style-name="T69">ib</text:span><text:span text:style-name="T1">uit</text:span><text:span text:style-name="T2">ă</text:span></text:p>
      <text:p text:style-name="P51">Tusciuc George - Alecsandru</text:p>
      <text:p text:style-name="P10"><draw:frame draw:style-name="fr1" draw:name="Frame1" text:anchor-type="paragraph" svg:x="0.0154in" svg:y="0.1819in" svg:width="6.7819in" draw:z-index="0"><draw:text-box fo:min-height="8.1827in"><text:p text:style-name="P50"><text:span text:style-name="T68">Abstract</text:span><text:span text:style-name="T62">— </text:span><text:span text:style-name="T63">When working with differential evolution(DE), t</text:span><text:span text:style-name="T62">rial vector generation strategies and control parameters </text:span><text:span text:style-name="T60">have a significant influence on the performance. This paper studies whether the performance of DE can be improved by combining several effective trial vector generation strategies with some suitable control parameter settings. A novel method, called </text:span><text:span text:style-name="T67">distributed</text:span><text:span text:style-name="T64"> DE </text:span><text:span text:style-name="T60">(</text:span><text:span text:style-name="T61">D</text:span><text:span text:style-name="T60">DE), has been proposed in this paper. This method uses three trial vector generation strategies and three control parameter settings </text:span><text:span text:style-name="T61">combined</text:span><text:span text:style-name="T60">. It </text:span><text:span text:style-name="T61">choses</text:span><text:span text:style-name="T60"> <text:s/></text:span><text:span text:style-name="T61">one </text:span><text:span text:style-name="T60">combin</text:span><text:span text:style-name="T61">ation</text:span><text:span text:style-name="T60"> to generate trial vectors </text:span><text:span text:style-name="T61">by checking the performance history of each combination.</text:span></text:p><text:p text:style-name="P33">I. Introducere</text:p><text:p text:style-name="P30"><text:span text:style-name="T1"><text:tab/></text:span><text:span text:style-name="T2">Evoluția diferențiată (DE), a fost propusă inițial de Storn si Price [1],[2], fiind un algoritm evoluționist(EA) foarte popular demonstrând performanțe remarcabile în diverse domenii. Ca și alte EA, DE este un algoritm bazat pe o populație inițială. Folosing mutatia, încrucișarea și operatorii de selecție încearcă să conducă populația spre un optim global.</text:span></text:p><text:p text:style-name="P31"><text:span text:style-name="T2"><text:tab/>Performanța DE depinde în mare măsură de două componente. Prima este strategia de generare a vectorilor de cercetare cum ar fi operatorii de mutație și încrucișare, cealaltă fiind parametrii de control <text:s/>cum ar fi mărimea populației, factorul de scalare și rata de încrucișare. În general, când folosim DE pentru a rezolva probleme de optimizare, prima dată ar trebui determinate strategia de generare a vectorilor de cercetare și apoi optimizați parametrii de control. Însă procedeul pentru a găsi combinația perfomantă manual poate ocupa foarte mult timp, de accea interesul crecând în crearea unor variante de DE cu parametri de control </text:span><text:span text:style-name="T27">adaptabili sau auto-adaptabili. </text:span></text:p><text:p text:style-name="P34"><text:tab/>În [3], feedback-ul din căutare este folosit pentru a ajusta setările parametrilor, iar în cazul parametrilor de control auto-adaptabili se obișnuite ca parametrii să fie criptați în cromozom și să evolueze la fiecare generație. În afară de adaptarea parametrilor [3], DE cu adaptarea stragiei de generare a vectorilor de cercetare a fost studiat în [4].</text:p><text:p text:style-name="P32"><text:span text:style-name="T27"><text:tab/> În timp cercetătorii au sugerat multe metode empirice de a alege </text:span><text:span text:style-name="T2">strategia de generare a vectorilor de cercetare </text:span><text:span text:style-name="T27">și a parametrilor de control, stabilindu-se altfel </text:span><text:span text:style-name="T28">că unele strategii sunt recomandate în cazul problemelor de căutare globală[4] iar altele pentru probleme rotaționale[5], și că unele setări de paremetri de control accelerează convergența[6] iar alții sunt recomandați pentru funcții separabile[7]. Aceste articole sunt foarte importante în procesul de îmbunătățire a DE.</text:span></text:p><text:p text:style-name="P32"><text:span text:style-name="T28"><text:tab/>Plecând de la aceste studii, lucrarea această încearcă să exploateze mai mult din design-ul DE, combinând strategii de generare a vectorilor de cercetare cu setări ale parametrilor de control a căror eficiență a fost deja confirmată. Astfel se propune un DE distribuit numit, DDE. Această propunere </text:span><text:span text:style-name="T29">combină 3 strategii de generare a vectorilor cu 3 setări ale parametrilor de control în fiecare mod posibil, urmând ca combinația care genera vectorul să fie alesă în funcție de eficacitea de combitațiilor până în acel moment.</text:span></text:p><text:p text:style-name="P32"><text:span text:style-name="T29"><text:tab/></text:span><text:span text:style-name="T30">Restul lucrării este organizată după cum urmează. Secțiunea II introduce notiunile de bază ale DE. </text:span><text:span text:style-name="T74">State-of-art in Sectiumea III. </text:span><text:span text:style-name="T30">Actuala propunere este prezentată în Secțiunea I</text:span><text:span text:style-name="T74">V</text:span><text:span text:style-name="T30">. Rezultatele experimentelor și concluziile sunt prezentate în Secțiunea V.</text:span></text:p></draw:text-box></draw:frame></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draw:frame draw:style-name="fr2" draw:name="Frame2" text:anchor-type="paragraph" svg:x="0.0154in" svg:y="-0.0146in" svg:width="6.8957in" draw:z-index="1"><draw:text-box fo:min-height="9.1874in"><text:p text:style-name="P66"><text:tab/></text:p><text:p text:style-name="P35">II. Evoluția diferențiată</text:p><text:p text:style-name="P35"/><text:p text:style-name="P36"><text:tab/>DE este folosit de cele mai multe ori în probleme de optimizare continuă. Presupunem <text:s/></text:p><text:p text:style-name="P37"><text:span text:style-name="T30">în continuare că funcția al cărei minim se caută este</text:span><text:span text:style-name="T30"> </text:span><text:span text:style-name="T32">f </text:span><text:span text:style-name="T3">(</text:span><text:span text:style-name="T32">X</text:span><text:span text:style-name="T3">)</text:span><text:span text:style-name="T31">,</text:span><text:span text:style-name="T32">X</text:span><text:span text:style-name="T31"> </text:span><text:span text:style-name="T3">= (</text:span><text:span text:style-name="T31">x</text:span><text:span text:style-name="T3">1</text:span><text:span text:style-name="T31">, . . . , xD</text:span><text:span text:style-name="T3">) </text:span><text:span text:style-name="T36">∈ </text:span><text:span text:style-name="T37">R^</text:span><text:span text:style-name="T31">D.</text:span></text:p><text:p text:style-name="P37"><text:span text:style-name="T31"><text:tab/></text:span><text:span text:style-name="T42">Pentru generația G = 0, o populație inițială </text:span><text:span text:style-name="T38">{</text:span><text:span text:style-name="T39">X</text:span><text:span text:style-name="T31">i,</text:span><text:span text:style-name="T3">0 = (</text:span><text:span text:style-name="T31">xi,</text:span><text:span text:style-name="T3">1</text:span><text:span text:style-name="T31">,</text:span><text:span text:style-name="T3">0</text:span><text:span text:style-name="T31">, xi,</text:span><text:span text:style-name="T3">2</text:span><text:span text:style-name="T31">,</text:span><text:span text:style-name="T3">0</text:span><text:span text:style-name="T31">, . . . , xi,D,</text:span><text:span text:style-name="T3">0)</text:span><text:span text:style-name="T31">,i </text:span><text:span text:style-name="T3">= 1</text:span><text:span text:style-name="T31">, </text:span><text:span text:style-name="T3">2</text:span><text:span text:style-name="T31">, . . . , NP</text:span><text:span text:style-name="T36">} </text:span><text:span text:style-name="T44">este generată aleator din domeniul funcției, NP fiind mărimea populației.</text:span></text:p><text:p text:style-name="P39"><text:tab/>A. Mutația</text:p><text:p text:style-name="P37"><text:span text:style-name="T44"><text:tab/>Pentru fiecare generație G, DE crează un vector mutant </text:span><text:span text:style-name="T39">V</text:span><text:span text:style-name="T31">i,G </text:span><text:span text:style-name="T3">=(</text:span><text:span text:style-name="T5">v</text:span><text:span text:style-name="T31">i,</text:span><text:span text:style-name="T3">1</text:span><text:span text:style-name="T31">,G, <text:s/></text:span><text:span text:style-name="T33">v</text:span><text:span text:style-name="T31">i,</text:span><text:span text:style-name="T3">2</text:span><text:span text:style-name="T31">,G, . . . , vi,D,G</text:span><text:span text:style-name="T3">) </text:span><text:span text:style-name="T5">pentru fiecare individual xi,G din populația curentă</text:span><text:span text:style-name="T6">(vector )</text:span><text:span text:style-name="T5">. Metoda de a crea acest vector mutant diferă de la o schema de DE la alta. Cinci dintre cele mai implementate strategii sunt listate:</text:span></text:p><text:p text:style-name="P21"><text:span text:style-name="T5">“</text:span><text:span text:style-name="T4">DE/rand/1”: </text:span><text:span text:style-name="T21">Vi</text:span><text:span text:style-name="T53">,</text:span><text:span text:style-name="T21">G </text:span><text:span text:style-name="T50">= </text:span><text:span text:style-name="T21">X ri</text:span><text:span text:style-name="T4">1</text:span><text:span text:style-name="T53">,</text:span><text:span text:style-name="T21">G </text:span></text:p><text:p text:style-name="P13"><text:span text:style-name="T19"><text:tab/><text:tab/><text:tab/></text:span><text:span text:style-name="T49">+ </text:span><text:span text:style-name="T19">F </text:span><text:span text:style-name="T49">· </text:span><text:span text:style-name="T52">(</text:span><text:span text:style-name="T19">X ri</text:span><text:span text:style-name="T3">2</text:span><text:span text:style-name="T52">,</text:span><text:span text:style-name="T19">G </text:span><text:span text:style-name="T49">− </text:span><text:span text:style-name="T19">Xri</text:span><text:span text:style-name="T3">3</text:span><text:span text:style-name="T52">,</text:span><text:span text:style-name="T19">G</text:span><text:span text:style-name="T52">) </text:span><text:span text:style-name="T3">(</text:span><text:span text:style-name="T5">1</text:span><text:span text:style-name="T3">)</text:span></text:p><text:p text:style-name="P13"><text:span text:style-name="T3">“DE/best/1”: </text:span><text:span text:style-name="T19">Vi</text:span><text:span text:style-name="T52">,</text:span><text:span text:style-name="T19">G </text:span><text:span text:style-name="T49">= </text:span><text:span text:style-name="T19">X best</text:span><text:span text:style-name="T52">,</text:span><text:span text:style-name="T19">G </text:span></text:p><text:p text:style-name="P13"><text:span text:style-name="T19"><text:tab/><text:tab/><text:tab/></text:span><text:span text:style-name="T49">+ </text:span><text:span text:style-name="T19">F </text:span><text:span text:style-name="T49">· </text:span><text:span text:style-name="T52">(</text:span><text:span text:style-name="T19">X ri</text:span><text:span text:style-name="T3">1</text:span><text:span text:style-name="T52">,</text:span><text:span text:style-name="T19">G </text:span><text:span text:style-name="T49">− </text:span><text:span text:style-name="T19">Xri</text:span><text:span text:style-name="T3">2</text:span><text:span text:style-name="T52">,</text:span><text:span text:style-name="T19">G</text:span><text:span text:style-name="T52">) </text:span><text:span text:style-name="T3">(</text:span><text:span text:style-name="T5">2</text:span><text:span text:style-name="T3">)</text:span></text:p><text:p text:style-name="P13"><text:span text:style-name="T3">“DE/target-to-best/1”: </text:span><text:span text:style-name="T19">Vi</text:span><text:span text:style-name="T52">,</text:span><text:span text:style-name="T19">G </text:span><text:span text:style-name="T49">= </text:span><text:span text:style-name="T19">X i</text:span><text:span text:style-name="T52">,</text:span><text:span text:style-name="T19">G </text:span></text:p><text:p text:style-name="P13"><text:span text:style-name="T19"><text:tab/><text:tab/><text:tab/></text:span><text:span text:style-name="T49">+ </text:span><text:span text:style-name="T19">F </text:span><text:span text:style-name="T49">· </text:span><text:span text:style-name="T52">(</text:span><text:span text:style-name="T19">X best</text:span><text:span text:style-name="T52">,</text:span><text:span text:style-name="T19">G </text:span><text:span text:style-name="T49">− </text:span><text:span text:style-name="T19">Xi</text:span><text:span text:style-name="T52">,</text:span><text:span text:style-name="T19">G</text:span><text:span text:style-name="T52">)</text:span></text:p><text:p text:style-name="P13"><text:span text:style-name="T52"><text:tab/><text:tab/><text:tab/></text:span><text:span text:style-name="T49">+ </text:span><text:span text:style-name="T19">F </text:span><text:span text:style-name="T49">· </text:span><text:span text:style-name="T52">(</text:span><text:span text:style-name="T19">X ri</text:span><text:span text:style-name="T3">1</text:span><text:span text:style-name="T52">,</text:span><text:span text:style-name="T19">G</text:span><text:span text:style-name="T49">− </text:span><text:span text:style-name="T19">Xri</text:span><text:span text:style-name="T3">2</text:span><text:span text:style-name="T52">,</text:span><text:span text:style-name="T19">G</text:span><text:span text:style-name="T52">) </text:span><text:span text:style-name="T3">(</text:span><text:span text:style-name="T5">3</text:span><text:span text:style-name="T3">)</text:span></text:p><text:p text:style-name="P13"><text:span text:style-name="T3">“DE/best/2”: </text:span><text:span text:style-name="T19">Vi</text:span><text:span text:style-name="T52">,</text:span><text:span text:style-name="T19">G </text:span><text:span text:style-name="T49">= </text:span><text:span text:style-name="T19">X best</text:span><text:span text:style-name="T52">,</text:span><text:span text:style-name="T19">G </text:span></text:p><text:p text:style-name="P13"><text:span text:style-name="T19"><text:tab/><text:tab/><text:tab/></text:span><text:span text:style-name="T49">+ </text:span><text:span text:style-name="T19">F </text:span><text:span text:style-name="T49">· </text:span><text:span text:style-name="T52">(</text:span><text:span text:style-name="T19">X ri</text:span><text:span text:style-name="T3">1</text:span><text:span text:style-name="T52">,</text:span><text:span text:style-name="T19">G </text:span><text:span text:style-name="T49">− </text:span><text:span text:style-name="T19">Xri</text:span><text:span text:style-name="T3">2</text:span><text:span text:style-name="T52">,</text:span><text:span text:style-name="T19">G</text:span><text:span text:style-name="T52">)</text:span></text:p><text:p text:style-name="P13"><text:span text:style-name="T52"><text:tab/><text:tab/><text:tab/></text:span><text:span text:style-name="T49">+ </text:span><text:span text:style-name="T19">F </text:span><text:span text:style-name="T49">· </text:span><text:span text:style-name="T52">(</text:span><text:span text:style-name="T19">X ri</text:span><text:span text:style-name="T3">3</text:span><text:span text:style-name="T52">,</text:span><text:span text:style-name="T19">G</text:span><text:span text:style-name="T49">− </text:span><text:span text:style-name="T19">Xri</text:span><text:span text:style-name="T3">4</text:span><text:span text:style-name="T52">,</text:span><text:span text:style-name="T19">G</text:span><text:span text:style-name="T52">) </text:span><text:span text:style-name="T3">(</text:span><text:span text:style-name="T5">4</text:span><text:span text:style-name="T3">)</text:span></text:p><text:p text:style-name="P13"><text:span text:style-name="T3">“DE/rand/2”: </text:span><text:span text:style-name="T19">Vi</text:span><text:span text:style-name="T52">,</text:span><text:span text:style-name="T19">G </text:span><text:span text:style-name="T49">= </text:span><text:span text:style-name="T19">X ri</text:span><text:span text:style-name="T3">1</text:span><text:span text:style-name="T52">,</text:span><text:span text:style-name="T19">G </text:span></text:p><text:p text:style-name="P13"><text:span text:style-name="T19"><text:tab/><text:tab/><text:tab/></text:span><text:span text:style-name="T49">+ </text:span><text:span text:style-name="T19">F </text:span><text:span text:style-name="T49">· </text:span><text:span text:style-name="T52">(</text:span><text:span text:style-name="T19">Xri</text:span><text:span text:style-name="T3">2</text:span><text:span text:style-name="T52">,</text:span><text:span text:style-name="T19">G </text:span><text:span text:style-name="T49">− </text:span><text:span text:style-name="T19">Xri</text:span><text:span text:style-name="T3">3</text:span><text:span text:style-name="T52">,</text:span><text:span text:style-name="T19">G</text:span><text:span text:style-name="T52">)</text:span></text:p><text:p text:style-name="P13"><text:span text:style-name="T49"><text:tab/><text:tab/><text:tab/>+ </text:span><text:span text:style-name="T19">F </text:span><text:span text:style-name="T49">· </text:span><text:span text:style-name="T52">(</text:span><text:span text:style-name="T19">X ri</text:span><text:span text:style-name="T3">4</text:span><text:span text:style-name="T52">,</text:span><text:span text:style-name="T19">G </text:span><text:span text:style-name="T49">− </text:span><text:span text:style-name="T19">Xri</text:span><text:span text:style-name="T3">5</text:span><text:span text:style-name="T52">,</text:span><text:span text:style-name="T19">G</text:span><text:span text:style-name="T52">).</text:span><text:span text:style-name="T3">(</text:span><text:span text:style-name="T5">5</text:span><text:span text:style-name="T3">)</text:span></text:p><text:p text:style-name="P22"><text:span text:style-name="T43"><text:tab/>Indicii</text:span><text:span text:style-name="T20"> r</text:span><text:span text:style-name="T45">i</text:span><text:span text:style-name="T41">1, </text:span><text:span text:style-name="T45">ri</text:span><text:span text:style-name="T41">2, </text:span><text:span text:style-name="T45">ri</text:span><text:span text:style-name="T41">3, </text:span><text:span text:style-name="T45">ri</text:span><text:span text:style-name="T41">4, </text:span><text:span text:style-name="T45">ri</text:span><text:span text:style-name="T46">5</text:span><text:span text:style-name="T41"> </text:span><text:span text:style-name="T47">sunt valori întregi alese aleator din intervalul [1, NP] și sunt toate diferite de indexul i. Aceste valori sunt generate aleator pentru fiecare vector mutant. Factorul de scalare F este un parametru de control pozitiv pentru a scala <text:s text:c="2"/>diferiții vectori. Xbest,G este cel mai bun individ (cu cel mai bun fitness, adică cea mai mică valoare a funcției de minimizat) în populația G. </text:span></text:p><text:p text:style-name="P6"><text:tab/>Convenția generală folosită în denumirea variatelor strategii de mutație este DE/x/y/z, unde DE reprezintă evoluția diferențială, x reprezintă un string ce denotă vectorul ce va fi perturbat, y este numarul de folosiți în perturbarea lui x, iar z reprezintă tipul de încrucișare folosit cum ar fi exponențială(exp) sau binomială(bin).</text:p><text:p text:style-name="P6"><text:tab/>B. Încrucișarea</text:p><text:p text:style-name="P6"><text:tab/>Pentru a crește diversitatea populației, operația de încrucișare este folosită după generarea vectorului mutant prin mutație.</text:p><text:p text:style-name="P7">Familia de algoritmi DE poate folosit doua scheme de încrucișare: exponențială și binomială[1]-[3]. Vectorul mutant își interschimbă componentele <text:span text:style-name="T55">cu vectorul țintă Xi,G în această operație pentru a forma vectorul de cercetare Ui,G. </text:span><text:span text:style-name="T56">În încrucișarea exponențială, mai întâi se alege aleator o valoare întreagă n din intervalul [1,D] ce va reprezenta punctul de start din vectorul țintă de unde interschimbul de componente cu vectorul mutant va începe. </text:span><text:span text:style-name="T57">De asemenea se alege un alt întreg L din intervalul [1,D] care va fi numărul de componenete cu care vectorul mutant chiar va contribui la construirea vectorului de cercetare care este construit astfel:</text:span></text:p><text:p text:style-name="P8"/><text:p text:style-name="P6"><draw:frame draw:style-name="fr3" draw:name="Object1" text:anchor-type="as-char" svg:y="-0.2409in" svg:width="3.3547in" svg:height="0.428in" draw:z-index="2"><draw:object xlink:href="./Object 1" xlink:type="simple" xlink:show="embed" xlink:actuate="onLoad"/><draw:image xlink:href="./ObjectReplacements/Object 1" xlink:type="simple" xlink:show="embed" xlink:actuate="onLoad"/></draw:frame></text:p><text:p text:style-name="P9">unde (n)D inseamnă n%D. Întregul L este extras din [1,D] folosing următorul pseudo-cod:</text:p><text:p text:style-name="P23"><text:span text:style-name="T23">L </text:span><text:span text:style-name="T51">= </text:span><text:span text:style-name="T7">0;</text:span></text:p><text:p text:style-name="P25">DO</text:p><text:p text:style-name="P25">{</text:p><text:p text:style-name="P19"><text:span text:style-name="T22"><text:s text:c="2"/>L </text:span><text:span text:style-name="T51">= </text:span><text:span text:style-name="T22">L </text:span><text:span text:style-name="T51">+ </text:span><text:span text:style-name="T7">1;</text:span></text:p><text:p text:style-name="P19"><text:span text:style-name="T7">} WHILE ((</text:span><text:span text:style-name="T54">(</text:span><text:span text:style-name="T22">rand</text:span><text:span text:style-name="T54">(</text:span><text:span text:style-name="T7">0</text:span><text:span text:style-name="T54">, </text:span><text:span text:style-name="T7">1</text:span><text:span text:style-name="T54">) &lt; </text:span><text:span text:style-name="T22">Cr</text:span><text:span text:style-name="T54">) </text:span><text:span text:style-name="T7">AND (</text:span><text:span text:style-name="T22">L </text:span><text:span text:style-name="T54">&lt; </text:span><text:span text:style-name="T22">D</text:span><text:span text:style-name="T7">)).</text:span></text:p><text:p text:style-name="P9">„Cr” reprezintă rata de încrucișare și apare ca un parametru de control al DE la fel fel ca și F.</text:p></draw:text-box></draw:frame><text:soft-page-break/></text:p>
      <text:p text:style-name="P48"><draw:frame draw:style-name="fr2" draw:name="Frame3" text:anchor-type="paragraph" svg:x="0.0154in" svg:y="-0.0146in" svg:width="6.8862in" draw:z-index="3"><draw:text-box fo:min-height="9.3134in"><text:p text:style-name="P67"><text:tab/><text:span text:style-name="T58">În opoziție încrucișarea binomială </text:span><text:span text:style-name="T59">apare la nivelul fiecarei componentă din cele D și interschimbul se realizeaza dacă prin alegerea unui număr aleator de la 0 la 1 acesta este mai mic decat „Cr” astfel:</text:span></text:p><text:p text:style-name="P40"><draw:frame draw:style-name="fr3" draw:name="Object2" text:anchor-type="as-char" svg:y="-0.2402in" svg:width="3.4937in" svg:height="0.4217in" draw:z-index="4"><draw:object xlink:href="./Object 2" xlink:type="simple" xlink:show="embed" xlink:actuate="onLoad"/><draw:image xlink:href="./ObjectReplacements/Object 2" xlink:type="simple" xlink:show="embed" xlink:actuate="onLoad"/></draw:frame></text:p><text:p text:style-name="P41">Se observă că cel puțin o componentă este aleasă <text:s/>din vectorul mutant.</text:p><text:p text:style-name="P41"/><text:p text:style-name="P42">C. Selecția</text:p><text:p text:style-name="P42"/><text:p text:style-name="P43"><text:tab/>Pentru a menține mărimea populației constantă de la o generație la alta în următorul pas algoritmul apelează la selecție pentru a decide dacă vectorul de cercetare sau cel țintă va trăi în urmatoarea generație G = G + 1. Operatorul de selecție este relativ simplu:</text:p><text:p text:style-name="P43"><draw:frame draw:style-name="fr3" draw:name="Object3" text:anchor-type="as-char" svg:y="-0.2409in" svg:width="3.089in" svg:height="0.4283in" draw:z-index="5"><draw:object xlink:href="./Object 3" xlink:type="simple" xlink:show="embed" xlink:actuate="onLoad"/><draw:image xlink:href="./ObjectReplacements/Object 3" xlink:type="simple" xlink:show="embed" xlink:actuate="onLoad"/></draw:frame></text:p><text:p text:style-name="P44">Deci dacă vectorul de cercetare are o valoare mai mică în f decât vectorul țintă atunci el vă trăi în următoarea generație, altfel vectorul țintă va trăi și în următoarea generație.</text:p><text:p text:style-name="P44"><text:s text:c="5"/>Urmează pseudo-codul pentru algoritmul DE:</text:p><text:p text:style-name="P26">Pasul 1 Generează populația inițială</text:p><text:p text:style-name="P27">DO</text:p><text:p text:style-name="P12"><text:span text:style-name="T3">FOR </text:span><text:span text:style-name="T19">i </text:span><text:span text:style-name="T49">= </text:span><text:span text:style-name="T3">1 to </text:span><text:span text:style-name="T19">NP </text:span><text:span text:style-name="T3">// </text:span><text:span text:style-name="T8">pentru fiecare individ execută</text:span></text:p><text:p text:style-name="P14"><text:span text:style-name="T9">Pasul</text:span><text:span text:style-name="T60"> 2.1 </text:span><text:span text:style-name="T64">Muta</text:span><text:span text:style-name="T65">ție</text:span></text:p><text:p text:style-name="P29">Generează vectorul mutant folosind una din metodele <text:s/>de generare</text:p><text:p text:style-name="P14"><text:span text:style-name="T9">Pasul</text:span><text:span text:style-name="T60"> 2.2 </text:span><text:span text:style-name="T65">Încrucișare</text:span></text:p><text:p text:style-name="P27">Generează vectorul de cercetare folosind încrucișarea binomială sau exponențială.</text:p><text:p text:style-name="P14"><text:span text:style-name="T9">Pasul</text:span><text:span text:style-name="T60"> 2.3 </text:span><text:span text:style-name="T66">Selecția</text:span></text:p><text:p text:style-name="P12"><text:span text:style-name="T3">IF </text:span><text:span text:style-name="T19">f </text:span><text:span text:style-name="T52">(</text:span><text:span text:style-name="T19">U</text:span><text:span text:style-name="T19">i</text:span><text:span text:style-name="T52">,</text:span><text:span text:style-name="T19">G</text:span><text:span text:style-name="T52">) </text:span><text:span text:style-name="T49">≤ </text:span><text:span text:style-name="T19">f </text:span><text:span text:style-name="T52">(</text:span><text:span text:style-name="T19">X </text:span><text:span text:style-name="T19">i</text:span><text:span text:style-name="T52">,</text:span><text:span text:style-name="T19">G</text:span><text:span text:style-name="T52">)</text:span></text:p><text:p text:style-name="P12"><text:span text:style-name="T3"><text:s text:c="2"/>THEN </text:span><text:span text:style-name="T19">X </text:span><text:span text:style-name="T19">i</text:span><text:span text:style-name="T52">,</text:span><text:span text:style-name="T19">G</text:span><text:span text:style-name="T49">+</text:span><text:span text:style-name="T3">1 </text:span><text:span text:style-name="T49">= </text:span><text:span text:style-name="T19">U</text:span><text:span text:style-name="T19">i</text:span><text:span text:style-name="T52">,</text:span><text:span text:style-name="T19">G</text:span><text:span text:style-name="T3">, </text:span><text:span text:style-name="T19">f </text:span><text:span text:style-name="T52">(</text:span><text:span text:style-name="T19">X </text:span><text:span text:style-name="T19">i</text:span><text:span text:style-name="T52">,</text:span><text:span text:style-name="T19">G</text:span><text:span text:style-name="T49">+</text:span><text:span text:style-name="T3">1</text:span><text:span text:style-name="T52">) </text:span><text:span text:style-name="T49">= </text:span><text:span text:style-name="T19">f </text:span><text:span text:style-name="T52">(</text:span><text:span text:style-name="T19">U</text:span><text:span text:style-name="T19">i</text:span><text:span text:style-name="T52">,</text:span><text:span text:style-name="T19">G</text:span><text:span text:style-name="T52">)</text:span></text:p><text:p text:style-name="P12"><text:span text:style-name="T3"><text:s text:c="2"/>IF </text:span><text:span text:style-name="T19">f </text:span><text:span text:style-name="T52">(</text:span><text:span text:style-name="T19">U</text:span><text:span text:style-name="T19">i</text:span><text:span text:style-name="T52">,</text:span><text:span text:style-name="T19">G</text:span><text:span text:style-name="T52">) &lt; </text:span><text:span text:style-name="T19">f </text:span><text:span text:style-name="T52">(</text:span><text:span text:style-name="T19">X </text:span><text:span text:style-name="T19">best</text:span><text:span text:style-name="T52">,</text:span><text:span text:style-name="T19">G</text:span><text:span text:style-name="T52">)</text:span></text:p><text:p text:style-name="P12"><text:span text:style-name="T3"><text:s text:c="4"/>THEN </text:span><text:span text:style-name="T19">X </text:span><text:span text:style-name="T19">best</text:span><text:span text:style-name="T52">,</text:span><text:span text:style-name="T19">G </text:span><text:span text:style-name="T49">= </text:span><text:span text:style-name="T19">U</text:span><text:span text:style-name="T19">i</text:span><text:span text:style-name="T52">,</text:span><text:span text:style-name="T19">G</text:span><text:span text:style-name="T3">, </text:span><text:span text:style-name="T19">f </text:span><text:span text:style-name="T52">(</text:span><text:span text:style-name="T19">X </text:span><text:span text:style-name="T19">best</text:span><text:span text:style-name="T52">,</text:span><text:span text:style-name="T19">G</text:span><text:span text:style-name="T52">) </text:span><text:span text:style-name="T49">= </text:span><text:span text:style-name="T19">f </text:span><text:span text:style-name="T52">(</text:span><text:span text:style-name="T19">U</text:span><text:span text:style-name="T19">i</text:span><text:span text:style-name="T52">,</text:span><text:span text:style-name="T19">G</text:span><text:span text:style-name="T52">) </text:span></text:p><text:p text:style-name="P28"><text:s text:c="2"/>END IF</text:p><text:p text:style-name="P28">END IF</text:p><text:p text:style-name="P12"><text:span text:style-name="T3">ELSE </text:span><text:span text:style-name="T19">X</text:span><text:span text:style-name="T19">i</text:span><text:span text:style-name="T52">,</text:span><text:span text:style-name="T19">G</text:span><text:span text:style-name="T49">+</text:span><text:span text:style-name="T3">1 </text:span><text:span text:style-name="T49">= </text:span><text:span text:style-name="T19">X</text:span><text:span text:style-name="T19">i</text:span><text:span text:style-name="T52">,</text:span><text:span text:style-name="T19">G</text:span><text:span text:style-name="T3">, </text:span><text:span text:style-name="T19">f </text:span><text:span text:style-name="T52">(</text:span><text:span text:style-name="T19">X</text:span><text:span text:style-name="T19">i</text:span><text:span text:style-name="T52">,</text:span><text:span text:style-name="T19">G</text:span><text:span text:style-name="T49">+</text:span><text:span text:style-name="T3">1</text:span><text:span text:style-name="T52">) </text:span><text:span text:style-name="T49">= </text:span><text:span text:style-name="T19">f </text:span><text:span text:style-name="T52">(</text:span><text:span text:style-name="T19">X </text:span><text:span text:style-name="T19">i</text:span><text:span text:style-name="T52">,</text:span><text:span text:style-name="T19">G</text:span><text:span text:style-name="T52">)</text:span><text:span text:style-name="T3">.</text:span></text:p><text:p text:style-name="P28">END FOR</text:p><text:p text:style-name="P28"/><text:p text:style-name="P14"><text:span text:style-name="T9">Pasul</text:span><text:span text:style-name="T60"> 2.4 </text:span><text:span text:style-name="T10">Incrementează indicele generației</text:span></text:p><text:p text:style-name="P52">G = G + 1</text:p><text:p text:style-name="P28">END WHILE</text:p><text:p text:style-name="P28"/><text:p text:style-name="P28"/><text:p text:style-name="P28"/><text:p text:style-name="P28"/><text:p text:style-name="P53">III. State of art</text:p><text:p text:style-name="P53"/><text:p text:style-name="P54"><text:tab/>Recunoscând că performanța algorimului DE depinde de strategia de generare a vectorului de cercetare și de parametrii de control, în ultimii ani multe variante de De au fost propuse de cercetători.</text:p><text:p text:style-name="P17"><text:span text:style-name="T11"><text:tab/>Unele lucrări se concentrează pe strategiile de generare. Fan și Lampien [8] au propus un operator de mutație trigonometric pentru a accelera convergența algoritmului. Mezura-Montes [</text:span><text:span text:style-name="T12">11</text:span><text:span text:style-name="T11">] a propus un nou operator de mutație care folosește informația celei mai bune soluții din populația curentă și parintele curent pentru a crea vectorului de cercetare.</text:span></text:p><text:p text:style-name="P17"><text:span text:style-name="T11"><text:tab/>Multe alte încercări au fost deasemenea făcute pentru a mări viteza de convergență a algoritmului prin modificarea parametrilor de control cum ar fi dimensiunea populației NP, factorul de scalare F și rata de încrucișare <text:s/>Cr. Storn și Price [2] au afirmat că acești trei parametri de control nu sunt greu de setat. Ei au sugerat că NP ar trebui să fie între 5D și 10D, F ar trebui să fie 0.5 inițial iar valori sub 0.5 sau peste 1.0 ar reduce mult performanța, </text:span><text:span text:style-name="T12">iar Cr poate fi setat 0.1 sau 0.9. În contrast, Gamperle [12] a arătat că performanța algoritmului DE este foarte sensibilă la setarea parametrilor de control bazâdu-se pe experimente asupra funcțiilor Sphere, Rosenbrock, și Rastrigin. Ei au sugerat că NP ar trebui să ia valori între 3D și 8D. Ei au arguementat că valorea lui F nu ar trebui să fie mai mare decât o valoare dependentă de problemă pentru a preveni convergența prematură, și că dacă F este mai mare decat 1.0 viteza de convergență scade. Astfel, ei au sugerat o valoare inițială de 0.6 pentru F, Cr să fie între 0.3 și 0.9.</text:span></text:p></draw:text-box></draw:frame></text:p>
      <text:p text:style-name="P48"><draw:frame draw:style-name="fr2" draw:name="Frame4" text:anchor-type="paragraph" svg:x="0.0673in" svg:y="0.0272in" svg:width="6.8228in" draw:z-index="6"><draw:text-box fo:min-height="9.3346in"><text:p text:style-name="P66"/><text:p text:style-name="P68">IV. DDE</text:p><text:p text:style-name="P68"/><text:p text:style-name="P38"><text:span text:style-name="T75"><text:tab/>După cum am arătat în Sectiunea III, strategiile de generare a vectorilor de cercetare și valoarea parametrilor de control au fost intens investigate în ultimii ani. Aceste informatii/experiențe por fi folosite pentru a crea varinte mai performante de DE. Se observă ca majoritatea cercetătorilor aduc argumente pentru anumite anumite strategii sau pentru anumite </text:span><text:span text:style-name="T75">setări ale parametrilor de control. </text:span></text:p><text:p text:style-name="P38"><text:span text:style-name="T75"><text:tab/>Bazându-ne pe aceste afirmații, putem propune o noua metodă numită DDE, având ca idee principală combinarea a trei strategii testate anterior cu trei setări ale parametrilor formând astfel nouă combinații dintre care se va alege una pentru crearea vectorului de cercetare având în vedere eficacitatea fiecărei combinații pana la </text:span><text:span text:style-name="T75">acel moment. Astfel cele trei strategii sunt:</text:span></text:p><text:p text:style-name="P24"><text:span text:style-name="T17">1) </text:span><text:span text:style-name="T3">“rand/1/bin”;</text:span></text:p><text:p text:style-name="P57">2) “rand/2/bin”;</text:p><text:p text:style-name="P20"><text:span text:style-name="T3">3) “current-to-rand/1”</text:span><text:span text:style-name="T17"> </text:span><text:span text:style-name="T18">- fară bin</text:span><text:span text:style-name="T3">,</text:span></text:p><text:p text:style-name="P58">iar cele trei setări ale paretrilor de control sunt:</text:p><text:p text:style-name="P24"><text:span text:style-name="T17">1) [</text:span><text:span text:style-name="T31">F </text:span><text:span text:style-name="T3">= 1.0, </text:span><text:span text:style-name="T31">C</text:span><text:span text:style-name="T31">r </text:span><text:span text:style-name="T3">= 0.1];</text:span></text:p><text:p text:style-name="P20"><text:span text:style-name="T3">2) [</text:span><text:span text:style-name="T31">F </text:span><text:span text:style-name="T3">= 1.0, </text:span><text:span text:style-name="T31">C</text:span><text:span text:style-name="T31">r </text:span><text:span text:style-name="T3">= 0.9];</text:span></text:p><text:p text:style-name="P20"><text:span text:style-name="T3">3) [</text:span><text:span text:style-name="T31">F </text:span><text:span text:style-name="T3">= 0.8, </text:span><text:span text:style-name="T31">Cr </text:span><text:span text:style-name="T3">= 0.2].</text:span></text:p><text:p text:style-name="P69">Aceste strategii și setări ale parametrilor sunt frecvent folosite în multe variante ale DE și proprietățile lor au fost studiate în detaliu. </text:p><text:p text:style-name="P46"><text:span text:style-name="T76">Strategia „rand/1/bin” este cea mai folosită strategie din literatura de specialitate. În această strategie vectorii care urmează sa fie perturbați sunt aleși aleator și asfel nu există o direcție a căutării strategii alegând direcții de căutare aleatoare la fiecare pas. În <text:s/>strategia ”rand/2/bin” <text:s/>doi vectori sunt folosiți pentru a perturba vectorul de bază, creând o perturbare mai bună decat strategiile care folosesc un singur vector și astfel are șansa să genereze vectori de cercetare mult mai diferiți decat „rand/1/bin”. După mutație, strategia „curent-to-rand/1” folosește încrucișarea aritmetică rotaționistă fiind potrivită pentru probleme rotaționiste: </text:span><text:span text:style-name="T70">U</text:span><text:span text:style-name="T35">i,G </text:span><text:span text:style-name="T4">= </text:span><text:span text:style-name="T35">X</text:span><text:span text:style-name="T34">i,G </text:span><text:span text:style-name="T4">+ </text:span><text:span text:style-name="T34">rand </text:span><text:span text:style-name="T40">· </text:span><text:span text:style-name="T4">(</text:span><text:span text:style-name="T34">vi,G </text:span><text:span text:style-name="T40">− </text:span><text:span text:style-name="T34">xi,G</text:span><text:span text:style-name="T4">)</text:span></text:p><text:p text:style-name="P70"/><text:p text:style-name="P70"><text:tab/>În general, o valoare mare pentru F poate face ca vectorul mutant să fie distrbuit în tot spațiul de căutare mărind asfel diversitatea populației. În contrast, o valoare mică a lui F, concentrează căutarea pe vecinii soluției curente și astfel mărește viteza de convergență.</text:p><text:p text:style-name="P45"><text:span text:style-name="T77"><text:tab/>O valoare mare pentru Cr poate face ca vectorul de cercetare să fie foarte diferit față de vectorul țintă. Astfel diversitatea noii populații poate fi încurajată. O valoare mică pentru Cr </text:span><text:span text:style-name="T78">poate fi utilă în cazul problemelor separabile, din moment ce în acest caz vectorul de cercetare poate fi diferit față de vectorul țintă doar printr-un parametru și astfel fiecare parametru este optimizat independent.</text:span></text:p><text:p text:style-name="P71"><text:tab/></text:p><text:p text:style-name="P71"><text:tab/>În concluzie, strategiile alese și setările paremetrilor oferă diferite avantaje. Astfel așteptările sunt ca combinațiile să se completeze una pe cealaltă, prima setare a paretrilor este pentru probleme separabile, a doua setare pentru a păstra diversitatea populației și a susține explorarea globală, iar ultima setare a parametrilor încurajează exploatarea spațiului și tot odata accelerează procesul de convegență.</text:p></draw:text-box></draw:frame></text:p>
      <text:p text:style-name="P65"><text:span text:style-name="T79">Urmează pseudo-cod-ul algoritmului DDE:</text:span></text:p>
      <text:p text:style-name="P63"><text:span text:style-name="T79"/></text:p>
      <text:p text:style-name="P63"><text:span text:style-name="T79">Input: NP: numărul de indivizi în fiecare generație – mărimea populației</text:span></text:p>
      <text:p text:style-name="P63"><text:span text:style-name="T79"><text:tab/>Max_FES: numărul maxim de evaluări alea funcției.</text:span></text:p>
      <text:p text:style-name="P63"><text:span text:style-name="T79">1: G = 0;</text:span></text:p>
      <text:p text:style-name="P63"><text:span text:style-name="T79">2: Generează populația inițială P(0) aleator folosind domeniul funcției </text:span></text:p>
      <text:p text:style-name="P63"><text:span text:style-name="T79">3: Evaluează funcția pentru populația inițială</text:span></text:p>
      <text:p text:style-name="P63"><text:span text:style-name="T79">4: FES = NP;</text:span></text:p>
      <text:p text:style-name="P63"><text:span text:style-name="T79">5: while FES &lt; Max_FES do</text:span></text:p>
      <text:p text:style-name="P63"><text:span text:style-name="T79">6: <text:tab/>P(G + 1) = null;</text:span></text:p>
      <text:p text:style-name="P63"><text:span text:style-name="T79">7: <text:tab/>for i = 1 : NP do</text:span></text:p>
      <text:p text:style-name="P63"><text:span text:style-name="T79">8: <text:tab/><text:tab/>Alege combinația (strategie + setari parametri) pe baza performanței anterioare a fiecăreia</text:span></text:p>
      <text:p text:style-name="P63"><text:span text:style-name="T79">9: <text:tab/><text:tab/>Generează vectorul de cercetare Ui,G folosind combinația aleasă</text:span></text:p>
      <text:p text:style-name="P63"><text:span text:style-name="T79">10: <text:tab/><text:tab/>Adaugă in P(G + 1) valoarea returnată de select (Xi,G, <text:s/>Ui,G)</text:span></text:p>
      <text:p text:style-name="P63"><text:span text:style-name="T79">11: <text:tab/><text:tab/>FES ++;</text:span></text:p>
      <text:p text:style-name="P63"><text:span text:style-name="T79">12: <text:tab/>end for</text:span></text:p>
      <text:p text:style-name="P63"><text:span text:style-name="T79">13:<text:tab/>G ++;</text:span></text:p>
      <text:p text:style-name="P63"><text:span text:style-name="T79">14:end while</text:span></text:p>
      <text:p text:style-name="P63"><text:span text:style-name="T79">Output: individual cu valoarea minimă a funcției în populație</text:span></text:p>
      <text:p text:style-name="P47"/>
      <text:p text:style-name="P60">Reference</text:p>
      <text:p text:style-name="P61"/>
      <text:p text:style-name="P4"><text:span text:style-name="T26">[1] R. Storn and K. Price, </text:span><text:span text:style-name="T25">“Differential evolution: A simple and efficient </text:span>adaptive scheme for global optimization over continuous spaces,” Int. Comput. Sci. Inst., Berkeley, CA, Tech. Rep. TR-95-012, 1995.</text:p>
      <text:p text:style-name="P3">[2] R. Storn and K. V. Price, “Differential evolution: A simple and efficient heuristic for global optimization over continuous spaces,” <text:span text:style-name="T24">J. Global Opt.</text:span>, vol. 11, no. 4, pp. 341–359, Dec. 1997.</text:p>
      <text:p text:style-name="P1"><text:span text:style-name="T71">[3] A. E. Eiben, R. Hinterding, and Z. Michalewicz, “Parameter control </text:span>in evolutionary algorithms,” <text:span text:style-name="T24">IEEE Trans. Evol. Comput.</text:span>, vol. 3, no. 2, pp. 124–141, Jul. 1999.</text:p>
      <text:p text:style-name="P1">[4] A. K. Qin, V. L. Huang, and P. N. Suganthan, “Differential evolution algorithm with strategy adaptation for global numerical optimization,” <text:span text:style-name="T24">IEEE Trans. Evol. Comput.</text:span>, vol. 13, no. 2, pp. 398–417, Apr. 2009.</text:p>
      <text:p text:style-name="P2"><text:span text:style-name="T73">[5] S. Das, A. Abraham, U. K. Chakraborty, and A. Konar, </text:span><text:span text:style-name="T72">“Differential </text:span>evolution using a neighborhood-based mutation operator,” <text:span text:style-name="T24">IEEE Trans. Evol. Comput.</text:span>, vol. 13, no. 3, pp. 526–553, Jun. 2009.</text:p>
      <text:p text:style-name="P1">[6] S. Rahnamayan, H. R. Tizhoosh, and M. M. A. Salama, “Oppositionbased differential evolution,” <text:span text:style-name="T24">IEEE Trans. Evol. Comput.</text:span>, vol. 12, no. 1, pp. 64–79, Feb. 2008.</text:p>
      <text:p text:style-name="P1">[7] J. Ronkkonen, S. Kukkonen, and K. V. Price, “Real parameter optimization with differential evolution,” in <text:span text:style-name="T24">Proc. IEEE CEC</text:span>, vol. 1. 2005, pp. 506–513.</text:p>
      <text:p text:style-name="P15"><text:span text:style-name="T48">[8]</text:span><text:span text:style-name="T13">Swagatam Das, Ajith Abraham</text:span><text:span text:style-name="T3">, Uday K. Chakraborty, and Amit Konar, „</text:span><text:span text:style-name="T3">Differential Evolution Using a Neighborhood-Based Mutation Operator”, </text:span><text:span text:style-name="T13">IEEE TRANSACTIONS ON EVOLUTIONARY COMPUTATION, VOL. 13, NO. 3, JUNE 2009</text:span></text:p>
      <text:p text:style-name="P16"><text:span text:style-name="T16">[9] Yong Wang</text:span><text:span text:style-name="T19">, </text:span><text:span text:style-name="T3">Zixing Cai, and Qingfu Zhang, </text:span><text:span text:style-name="T19">„</text:span><text:span text:style-name="T14">Differential Evolution with Composite Trial Vector</text:span></text:p>
      <text:p text:style-name="P12"><text:span text:style-name="T3">Generation Strategies and Control Parameters</text:span><text:span text:style-name="T19">”, </text:span><text:span text:style-name="T14">IEEE TRANSACTIONS ON EVOLUTIONARY COMPUTATION, VOL. 15, NO. 1, FEBRUARY 2011</text:span></text:p>
      <text:p text:style-name="P12"><text:span text:style-name="T15">[10</text:span><text:span text:style-name="T14">] H. Y. Fan and J. Lampinen, </text:span><text:span text:style-name="T3">“A trigonometric mutation operator to differential evolution,” </text:span><text:span text:style-name="T19">J. Global Optim.</text:span><text:span text:style-name="T3">, vol. 27, no. 1, pp. 105–129, 2003.</text:span></text:p>
      <text:p text:style-name="P12"><text:span text:style-name="T3">[</text:span><text:span text:style-name="T12">11</text:span><text:span text:style-name="T3">] E. Mezura-Montes, J. Velázquez-Reyes, and C. A. Coello Coello, “Modified differential evolution for constrained optimization,” in </text:span><text:span text:style-name="T19">Proc. CEC</text:span><text:span text:style-name="T3">, 2006, pp. 332–339.</text:span></text:p>
      <text:p text:style-name="P12"><text:span text:style-name="T3">[1</text:span><text:span text:style-name="T12">2</text:span><text:span text:style-name="T3">] R. Gämperle, S. D. Müller, and P. Koumoutsakos, “A parameter study for differential evolution,” in </text:span><text:span text:style-name="T19">Advances in Intelligent Systems, Fuzzy Systems, Evolutionary Computation</text:span><text:span text:style-name="T3">, A. Grmela and N. E. Mastorakis, Eds. Interlaken, Switzerland: WSEAS Press, 2002, pp. 293–298.</text:span></text:p>
      <text:p text:style-name="P28"/>
      <text:p text:style-name="P56"/>
      <text:p text:style-name="P62"/>
      <text:p text:style-name="P5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LSY" svg:font-family="BLSY" style:font-family-generic="roman"/>
    <style:font-face style:name="MTMI" svg:font-family="MTMI" style:font-family-generic="roman"/>
    <style:font-face style:name="MTSY" svg:font-family="MTSY" style:font-family-generic="roman"/>
    <style:font-face style:name="RBLMI" svg:font-family="RBLMI" style:font-family-generic="roma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4T18:27:01.08</meta:creation-date>
    <dc:date>2013-05-15T01:57:48.09</dc:date>
    <meta:editing-duration>PT5H52M5S</meta:editing-duration>
    <meta:editing-cycles>23</meta:editing-cycles>
    <meta:generator>LibreOffice/4.0.0.3$Windows_x86 LibreOffice_project/7545bee9c2a0782548772a21bc84a9dcc583b89</meta:generator>
    <meta:document-statistic meta:table-count="0" meta:image-count="0" meta:object-count="3" meta:page-count="6" meta:paragraph-count="122" meta:word-count="2424" meta:character-count="15168" meta:non-whitespace-character-count="12765"/>
  </office:meta>
</office:document-meta>
</file>

<file path=Object 1/content.xml><?xml version="1.0" encoding="utf-8"?>
<math xmlns="http://www.w3.org/1998/Math/MathML">
  <semantics>
    <mrow>
      <mi mathvariant="italic">Uj</mi>
      <mi>,</mi>
      <mi>i</mi>
      <mi>,</mi>
      <mrow>
        <mi>G</mi>
        <mo stretchy="false">=</mo>
        <mfenced open="{" close="}">
          <mrow>
            <mtable>
              <mtr>
                <mtd>
                  <mrow>
                    <mi mathvariant="italic">Vj</mi>
                    <mi>,</mi>
                    <mi>i</mi>
                    <mi>,</mi>
                    <mi>G</mi>
                    <mi>,</mi>
                    <mi mathvariant="italic">for</mi>
                    <mrow>
                      <mi>j</mi>
                      <mo stretchy="false">∈</mo>
                      <mrow>
                        <mo stretchy="false">[</mo>
                        <mrow>
                          <mrow>
                            <mo stretchy="false">(</mo>
                            <mrow>
                              <mi>n</mi>
                            </mrow>
                            <mo stretchy="false">)</mo>
                          </mrow>
                          <mi>D</mi>
                          <mi>,</mi>
                          <mrow>
                            <mo stretchy="false">(</mo>
                            <mrow>
                              <mrow>
                                <mi>n</mi>
                                <mo stretchy="false">+</mo>
                                <mi>L</mi>
                              </mrow>
                              <mi>−</mi>
                              <mn>1</mn>
                            </mrow>
                            <mo stretchy="false">)</mo>
                          </mrow>
                          <mi>D</mi>
                        </mrow>
                        <mo stretchy="false">]</mo>
                      </mrow>
                    </mrow>
                  </mrow>
                </mtd>
              </mtr>
              <mtr>
                <mtd>
                  <mrow>
                    <mi mathvariant="italic">Xj</mi>
                    <mi>,</mi>
                    <mi>i</mi>
                    <mi>,</mi>
                    <mi>G</mi>
                    <mi>,</mi>
                    <mi mathvariant="italic">for</mi>
                    <mi mathvariant="italic">all</mi>
                    <mi mathvariant="italic">other</mi>
                    <mi>j</mi>
                    <mi>∈</mi>
                    <mrow>
                      <mo stretchy="false">[</mo>
                      <mrow>
                        <mn>1,</mn>
                        <mi>D</mi>
                      </mrow>
                      <mo stretchy="false">]</mo>
                    </mrow>
                  </mrow>
                </mtd>
              </mtr>
            </mtable>
          </mrow>
        </mfenced>
      </mrow>
    </mrow>
    <annotation encoding="StarMath 5.0">Uj,i,G = left lbrace stack{Vj,i,G, for j in [(n) D,(n + L − 1) D] #
 Xj,i,G, for all other j ∈ [1, D]}   right rbrace</annotation>
  </semantics>
</math>
</file>

<file path=Object 2/content.xml><?xml version="1.0" encoding="utf-8"?>
<math xmlns="http://www.w3.org/1998/Math/MathML">
  <semantics>
    <mrow>
      <mi mathvariant="italic">Uj</mi>
      <mi>,</mi>
      <mi>i</mi>
      <mi>,</mi>
      <mrow>
        <mi>G</mi>
        <mo stretchy="false">=</mo>
        <mfenced open="{" close="}">
          <mrow>
            <mtable>
              <mtr>
                <mtd>
                  <mrow>
                    <mi mathvariant="italic">Vj</mi>
                    <mi>,</mi>
                    <mi>i</mi>
                    <mi>,</mi>
                    <mi>G</mi>
                    <mi mathvariant="italic">if</mi>
                    <mrow>
                      <mo stretchy="false">(</mo>
                      <mrow>
                        <mi mathvariant="italic">rand</mi>
                        <mrow>
                          <mo stretchy="false">(</mo>
                          <mrow>
                            <mn>0,1</mn>
                          </mrow>
                          <mo stretchy="false">)</mo>
                        </mrow>
                        <mi>≤</mi>
                        <mrow>
                          <mrow>
                            <mi mathvariant="italic">Cr</mi>
                            <mo stretchy="false">∨</mo>
                            <mi>j</mi>
                          </mrow>
                          <mo stretchy="false">=</mo>
                          <mi mathvariant="italic">jrand</mi>
                        </mrow>
                      </mrow>
                      <mo stretchy="false">)</mo>
                    </mrow>
                  </mrow>
                </mtd>
              </mtr>
              <mtr>
                <mtd>
                  <mrow>
                    <mi>x</mi>
                    <mi>j</mi>
                    <mi>,</mi>
                    <mi>i</mi>
                    <mi>,</mi>
                    <mi>G</mi>
                    <mi>,</mi>
                    <mi mathvariant="italic">otherwise</mi>
                  </mrow>
                </mtd>
              </mtr>
            </mtable>
          </mrow>
        </mfenced>
      </mrow>
    </mrow>
    <annotation encoding="StarMath 5.0">Uj,i,G =left lbrace stack{Vj,i,G if (rand(0,1) ≤ Cr or j = jrand)
 # x j,i,G, otherwise}  right rbrace </annotation>
  </semantics>
</math>
</file>

<file path=Object 3/content.xml><?xml version="1.0" encoding="utf-8"?>
<math xmlns="http://www.w3.org/1998/Math/MathML">
  <semantics>
    <mrow>
      <mi mathvariant="italic">Xi</mi>
      <mi>,</mi>
      <mrow>
        <mrow>
          <mi>G</mi>
          <mo stretchy="false">+</mo>
          <mn>1</mn>
        </mrow>
        <mo stretchy="false">=</mo>
        <mfenced open="{" close="}">
          <mrow>
            <mtable>
              <mtr>
                <mtd>
                  <mrow>
                    <mi mathvariant="italic">Ui</mi>
                    <mi>,</mi>
                    <mi>G</mi>
                    <mi>,</mi>
                    <mi mathvariant="italic">if</mi>
                    <mi>f</mi>
                    <mrow>
                      <mo stretchy="false">(</mo>
                      <mrow>
                        <mi mathvariant="italic">Ui</mi>
                        <mi>,</mi>
                        <mi>G</mi>
                      </mrow>
                      <mo stretchy="false">)</mo>
                    </mrow>
                    <mi>≤</mi>
                    <mi>f</mi>
                    <mrow>
                      <mo stretchy="false">(</mo>
                      <mrow>
                        <mi>X</mi>
                        <mi>i</mi>
                        <mi>,</mi>
                        <mi>G</mi>
                      </mrow>
                      <mo stretchy="false">)</mo>
                    </mrow>
                  </mrow>
                </mtd>
              </mtr>
              <mtr>
                <mtd>
                  <mrow>
                    <mi>X</mi>
                    <mi>i</mi>
                    <mi>,</mi>
                    <mi>G</mi>
                    <mi>,</mi>
                    <mi mathvariant="italic">if</mi>
                    <mi>f</mi>
                    <mrow>
                      <mrow>
                        <mo stretchy="false">(</mo>
                        <mrow>
                          <mi mathvariant="italic">Ui</mi>
                          <mi>,</mi>
                          <mi>G</mi>
                        </mrow>
                        <mo stretchy="false">)</mo>
                      </mrow>
                      <mo stretchy="false">&gt;</mo>
                      <mi>f</mi>
                    </mrow>
                    <mrow>
                      <mo stretchy="false">(</mo>
                      <mrow>
                        <mi>X</mi>
                        <mi>i</mi>
                        <mi>,</mi>
                        <mi>G</mi>
                      </mrow>
                      <mo stretchy="false">)</mo>
                    </mrow>
                  </mrow>
                </mtd>
              </mtr>
            </mtable>
          </mrow>
        </mfenced>
      </mrow>
    </mrow>
    <annotation encoding="StarMath 5.0">Xi,G+1 =
left lbrace stack{   Ui,G, if f ( Ui,G) ≤ f ( X i,G)# 
X i,G, if f ( Ui,G) &gt; f ( X i,G)}  right rbrace</annotation>
  </semantics>
</math>
</file>